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98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3.1425in"/>
    </style:style>
    <style:style style:name="co5" style:family="table-column">
      <style:table-column-properties fo:break-before="auto" style:column-width="4.0465in"/>
    </style:style>
    <style:style style:name="co6" style:family="table-column">
      <style:table-column-properties fo:break-before="auto" style:column-width="6.1882in"/>
    </style:style>
    <style:style style:name="co7" style:family="table-column">
      <style:table-column-properties fo:break-before="auto" style:column-width="7.8236in"/>
    </style:style>
    <style:style style:name="co9" style:family="table-column">
      <style:table-column-properties fo:break-before="auto" style:column-width="14.8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ethered flight body model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9" table:default-cell-style-name="ce2"/>
        <table:table-column table:style-name="co4" table:number-columns-repeated="1013" table:default-cell-style-name="ce2"/>
        <table:table-row table:style-name="ro1">
          <table:table-cell table:style-name="ce1" office:value-type="string">
            <text:p>Prelim. Pt. Expansion: tethered flight body models</text:p>
          </table:table-cell>
          <table:table-cell table:number-columns-repeated="1023"/>
        </table:table-row>
        <table:table-row table:style-name="ro1">
          <table:table-cell office:value-type="string">
            <text:p>Date</text:p>
          </table:table-cell>
          <table:table-cell office:value-type="string">
            <text:p>Sequence#/Suffix</text:p>
          </table:table-cell>
          <table:table-cell office:value-type="string">
            <text:p>Hard Drive</text:p>
          </table:table-cell>
          <table:table-cell office:value-type="string">
            <text:p>Calibration File </text:p>
          </table:table-cell>
          <table:table-cell office:value-type="string">
            <text:p>Stimulus</text:p>
          </table:table-cell>
          <table:table-cell office:value-type="string">
            <text:p>Frame Number, Wings Parallel to Ground</text:p>
          </table:table-cell>
          <table:table-cell office:value-type="string">
            <text:p>Trigger</text:p>
          </table:table-cell>
          <table:table-cell office:value-type="string">
            <text:p>Summary:</text:p>
          </table:table-cell>
          <table:table-cell office:value-type="string">
            <text:p>1) Good Segment (at least 5 wing beats)</text:p>
          </table:table-cell>
          <table:table-cell office:value-type="string">
            <text:p>2) Good Segment</text:p>
          </table:table-cell>
          <table:table-cell office:value-type="string">
            <text:p>3) Good Segment</text:p>
          </table:table-cell>
          <table:table-cell office:value-type="string">
            <text:p>4) Good Segment</text:p>
          </table:table-cell>
          <table:table-cell office:value-type="string">
            <text:p>5) Good Segment</text:p>
          </table:table-cell>
          <table:table-cell office:value-type="string">
            <text:p>6) Good Segment</text:p>
          </table:table-cell>
          <table:table-cell office:value-type="string">
            <text:p>7) Good Segment</text:p>
          </table:table-cell>
          <table:table-cell office:value-type="string">
            <text:p>8) Good Segment</text:p>
          </table:table-cell>
          <table:table-cell table:number-columns-repeated="1008"/>
        </table:table-row>
        <table:table-row table:style-name="ro1">
          <table:table-cell office:value-type="float" office:value="20131024">
            <text:p>20131024</text:p>
          </table:table-cell>
          <table:table-cell office:value-type="string">
            <text:p>S0001</text:p>
          </table:table-cell>
          <table:table-cell office:value-type="string">
            <text:p>Darren03</text:p>
          </table:table-cell>
          <table:table-cell office:value-type="string">
            <text:p>20131020_cali_INCtop</text:p>
          </table:table-cell>
          <table:table-cell office:value-type="string">
            <text:p>point expansion (pointexp_funcfr_pos0deg_99fr_dr1pix.mat)</text:p>
          </table:table-cell>
          <table:table-cell office:value-type="string">
            <text:p>fr. 1721</text:p>
          </table:table-cell>
          <table:table-cell office:value-type="string">
            <text:p>2000(?)</text:p>
          </table:table-cell>
          <table:table-cell office:value-type="string">
            <text:p>2 good segments of at leas 5 wing beats. Segments 2 occur during reflexive maneuver</text:p>
          </table:table-cell>
          <table:table-cell office:value-type="string">
            <text:p>fr. 2477-2648 (5 wing beats)</text:p>
          </table:table-cell>
          <table:table-cell office:value-type="string">
            <text:p>fr. 2687-3035 (10 wing beats)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---</text:p>
          </table:table-cell>
          <table:table-cell office:value-type="string">
            <text:p>S0002</text:p>
          </table:table-cell>
          <table:table-cell table:number-columns-repeated="3" office:value-type="string">
            <text:p>---</text:p>
          </table:table-cell>
          <table:table-cell office:value-type="string">
            <text:p>fr. 1751</text:p>
          </table:table-cell>
          <table:table-cell office:value-type="string">
            <text:p>2000(?)</text:p>
          </table:table-cell>
          <table:table-cell office:value-type="string">
            <text:p>Segment 3 occurs just prior to trigger. After fr. 3269, tracker loses wing</text:p>
          </table:table-cell>
          <table:table-cell office:value-type="string">
            <text:p>fr. 1430-1763 (9 wing beats)</text:p>
          </table:table-cell>
          <table:table-cell office:value-type="string">
            <text:p>fr. 1802-2021 (6 wing beats)</text:p>
          </table:table-cell>
          <table:table-cell office:value-type="string">
            <text:p>fr. 2708-3269 (16 wing beats total: (2708-2861: 4 perfect wing beats; 1 wing beat where both wings don't turn: 2861-2894; tracker loses wings: 3014-3035, 3173-3200, 3224-3245, (3 wing beats represented when tracker loses wings))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1025">
            <text:p>20131025</text:p>
          </table:table-cell>
          <table:table-cell office:value-type="string">
            <text:p>S0001</text:p>
          </table:table-cell>
          <table:table-cell office:value-type="string">
            <text:p>Darren03</text:p>
          </table:table-cell>
          <table:table-cell office:value-type="string">
            <text:p>20131020_cali_INCtop</text:p>
          </table:table-cell>
          <table:table-cell office:value-type="string">
            <text:p>point expansion (pointexp_funcfr_pos0deg_99fr_dr1pix.mat)</text:p>
          </table:table-cell>
          <table:table-cell office:value-type="string">
            <text:p>fr. 2632</text:p>
          </table:table-cell>
          <table:table-cell office:value-type="string">
            <text:p>2000(?)</text:p>
          </table:table-cell>
          <table:table-cell office:value-type="string">
            <text:p>still no good wing segments after kine revision.</text:p>
          </table:table-cell>
          <table:table-cell table:style-name="ce5" office:value-type="string">
            <text:p>non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1030">
            <text:p>20131030</text:p>
          </table:table-cell>
          <table:table-cell office:value-type="string">
            <text:p>S0001</text:p>
          </table:table-cell>
          <table:table-cell office:value-type="string">
            <text:p>Darren03</text:p>
          </table:table-cell>
          <table:table-cell office:value-type="string">
            <text:p>20131027_cali_INCtop</text:p>
          </table:table-cell>
          <table:table-cell office:value-type="string">
            <text:p>point expansion (pointexp_funcfr_pos0deg_99fr_dr1pix.mat)</text:p>
          </table:table-cell>
          <table:table-cell office:value-type="string">
            <text:p>fr. 2975</text:p>
          </table:table-cell>
          <table:table-cell office:value-type="string">
            <text:p>2000(?)</text:p>
          </table:table-cell>
          <table:table-cell office:value-type="string">
            <text:p>Before 3133, wings are always backwards during down stroke. (kine revision = no good wing beats, sticking with original)</text:p>
          </table:table-cell>
          <table:table-cell office:value-type="string">
            <text:p>fr. 3133-3397 (8 wing beats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131031">
            <text:p>20131031</text:p>
          </table:table-cell>
          <table:table-cell office:value-type="string">
            <text:p>S0001</text:p>
          </table:table-cell>
          <table:table-cell/>
          <table:table-cell office:value-type="string">
            <text:p>20131027_cali_INCtop</text:p>
          </table:table-cell>
          <table:table-cell office:value-type="string">
            <text:p>point expansion (pointexp_funcfr_pos0deg_99fr_dr1pix.mat)</text:p>
          </table:table-cell>
          <table:table-cell office:value-type="string">
            <text:p>fr. 32</text:p>
          </table:table-cell>
          <table:table-cell/>
          <table:table-cell office:value-type="string">
            <text:p>Remaking kine</text:p>
          </table:table-cell>
          <table:table-cell table:style-name="ce5" office:value-type="string">
            <text:p>none (tracking is off the entire time)</text:p>
          </table:table-cell>
          <table:table-cell table:number-columns-repeated="1015"/>
        </table:table-row>
        <table:table-row table:style-name="ro1">
          <table:table-cell office:value-type="string">
            <text:p>---</text:p>
          </table:table-cell>
          <table:table-cell office:value-type="string">
            <text:p>S0002</text:p>
          </table:table-cell>
          <table:table-cell/>
          <table:table-cell table:number-columns-repeated="2" office:value-type="string">
            <text:p>---</text:p>
          </table:table-cell>
          <table:table-cell office:value-type="string">
            <text:p>fr. 2726/or 2727</text:p>
          </table:table-cell>
          <table:table-cell/>
          <table:table-cell office:value-type="string">
            <text:p>Segment 4 occurs during turning maneuver. (4 wing beats here.)</text:p>
          </table:table-cell>
          <table:table-cell office:value-type="string">
            <text:p>fr. 2091-2385 (8 wing beats)</text:p>
          </table:table-cell>
          <table:table-cell table:style-name="ce6" office:value-type="string">
            <text:p>fr. 2421-2670 (7 wing beats)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---</text:p>
          </table:table-cell>
          <table:table-cell office:value-type="string">
            <text:p>S0003</text:p>
          </table:table-cell>
          <table:table-cell/>
          <table:table-cell table:number-columns-repeated="2" office:value-type="string">
            <text:p>---</text:p>
          </table:table-cell>
          <table:table-cell office:value-type="string">
            <text:p>fr. 2910</text:p>
          </table:table-cell>
          <table:table-cell/>
          <table:table-cell office:value-type="string">
            <text:p>Remaking kine</text:p>
          </table:table-cell>
          <table:table-cell table:style-name="ce5" office:value-type="string">
            <text:p>none (tracking is off the entire time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Drum Rotation Seq.</text:p>
          </table:table-cell>
          <table:table-cell table:number-columns-repeated="1023"/>
        </table:table-row>
        <table:table-row table:style-name="ro1">
          <table:table-cell office:value-type="string">
            <text:p>Date</text:p>
          </table:table-cell>
          <table:table-cell office:value-type="string">
            <text:p>Sequence#/Suffix</text:p>
          </table:table-cell>
          <table:table-cell office:value-type="string">
            <text:p>Hard Drive</text:p>
          </table:table-cell>
          <table:table-cell office:value-type="string">
            <text:p>Calibration File </text:p>
          </table:table-cell>
          <table:table-cell office:value-type="string">
            <text:p>Stimulus</text:p>
          </table:table-cell>
          <table:table-cell office:value-type="string">
            <text:p>Frame Number, Wings Parallel to Ground</text:p>
          </table:table-cell>
          <table:table-cell office:value-type="string">
            <text:p>Trigger</text:p>
          </table:table-cell>
          <table:table-cell office:value-type="string">
            <text:p>Summary:</text:p>
          </table:table-cell>
          <table:table-cell office:value-type="string">
            <text:p>1) Good Segment (at least 5 wing beats)</text:p>
          </table:table-cell>
          <table:table-cell office:value-type="string">
            <text:p>2) Good Segment</text:p>
          </table:table-cell>
          <table:table-cell office:value-type="string">
            <text:p>3) Good Segment</text:p>
          </table:table-cell>
          <table:table-cell office:value-type="string">
            <text:p>4) Good Segment</text:p>
          </table:table-cell>
          <table:table-cell office:value-type="string">
            <text:p>5) Good Segment</text:p>
          </table:table-cell>
          <table:table-cell office:value-type="string">
            <text:p>6) Good Segment</text:p>
          </table:table-cell>
          <table:table-cell office:value-type="string">
            <text:p>7) Good Segment</text:p>
          </table:table-cell>
          <table:table-cell office:value-type="string">
            <text:p>8) Good Segment</text:p>
          </table:table-cell>
          <table:table-cell table:number-columns-repeated="1008"/>
        </table:table-row>
        <table:table-row table:style-name="ro1">
          <table:table-cell office:value-type="float" office:value="20131113">
            <text:p>20131113</text:p>
          </table:table-cell>
          <table:table-cell office:value-type="string">
            <text:p>S0001</text:p>
          </table:table-cell>
          <table:table-cell office:value-type="string">
            <text:p>Darren03</text:p>
          </table:table-cell>
          <table:table-cell office:value-type="float" office:value="20131111">
            <text:p>20131111</text:p>
          </table:table-cell>
          <table:table-cell office:value-type="string">
            <text:p>drum_rotation</text:p>
          </table:table-cell>
          <table:table-cell office:value-type="string">
            <text:p>fr. 1925</text:p>
          </table:table-cell>
          <table:table-cell office:value-type="string">
            <text:p>center</text:p>
          </table:table-cell>
          <table:table-cell office:value-type="string">
            <text:p>1940-3122 = poor tracking.Might consider redoing kine here. </text:p>
          </table:table-cell>
          <table:table-cell table:style-name="ce4" office:value-type="string">
            <text:p>fr. 3454-3715 (7 wing beats) <text:s/></text:p>
          </table:table-cell>
          <table:table-cell table:number-columns-repeated="1015"/>
        </table:table-row>
        <table:table-row table:style-name="ro1">
          <table:table-cell office:value-type="string">
            <text:p>---</text:p>
          </table:table-cell>
          <table:table-cell office:value-type="string">
            <text:p>S0002</text:p>
          </table:table-cell>
          <table:table-cell office:value-type="string">
            <text:p>Darren03</text:p>
          </table:table-cell>
          <table:table-cell office:value-type="string">
            <text:p>---</text:p>
          </table:table-cell>
          <table:table-cell office:value-type="string">
            <text:p>drum_rotation</text:p>
          </table:table-cell>
          <table:table-cell office:value-type="string">
            <text:p>fr. 13</text:p>
          </table:table-cell>
          <table:table-cell office:value-type="string">
            <text:p>center</text:p>
          </table:table-cell>
          <table:table-cell office:value-type="string">
            <text:p>no good sequences. Tracker Is off for entire sequence</text:p>
          </table:table-cell>
          <table:table-cell table:style-name="ce5" office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>
            <text:p>---</text:p>
          </table:table-cell>
          <table:table-cell office:value-type="string">
            <text:p>S0003</text:p>
          </table:table-cell>
          <table:table-cell office:value-type="string">
            <text:p>Darren03</text:p>
          </table:table-cell>
          <table:table-cell office:value-type="string">
            <text:p>---</text:p>
          </table:table-cell>
          <table:table-cell office:value-type="string">
            <text:p>drum_rotation</text:p>
          </table:table-cell>
          <table:table-cell office:value-type="string">
            <text:p>fr. 25</text:p>
          </table:table-cell>
          <table:table-cell office:value-type="string">
            <text:p>center</text:p>
          </table:table-cell>
          <table:table-cell office:value-type="string">
            <text:p>only one good sequence following trigger (fr. 20000)</text:p>
          </table:table-cell>
          <table:table-cell office:value-type="string">
            <text:p>fr. 2852-3068 (6 wing beat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1114">
            <text:p>20131114</text:p>
          </table:table-cell>
          <table:table-cell office:value-type="string">
            <text:p>S0001</text:p>
          </table:table-cell>
          <table:table-cell office:value-type="string">
            <text:p>Darren03/04</text:p>
          </table:table-cell>
          <table:table-cell office:value-type="float" office:value="20131111">
            <text:p>20131111</text:p>
          </table:table-cell>
          <table:table-cell office:value-type="string">
            <text:p>drum_rotation</text:p>
          </table:table-cell>
          <table:table-cell office:value-type="string">
            <text:p>fr. 426</text:p>
          </table:table-cell>
          <table:table-cell office:value-type="string">
            <text:p>center</text:p>
          </table:table-cell>
          <table:table-cell office:value-type="string">
            <text:p>left wing does not supinate. Redo kine?</text:p>
          </table:table-cell>
          <table:table-cell table:style-name="ce5" office:value-type="string">
            <text:p>none</text:p>
          </table:table-cell>
          <table:table-cell table:number-columns-repeated="1015"/>
        </table:table-row>
        <table:table-row table:style-name="ro1">
          <table:table-cell office:value-type="string">
            <text:p>---</text:p>
          </table:table-cell>
          <table:table-cell office:value-type="string">
            <text:p>S0002</text:p>
          </table:table-cell>
          <table:table-cell office:value-type="string">
            <text:p>Darren03/04</text:p>
          </table:table-cell>
          <table:table-cell table:number-columns-repeated="2" office:value-type="string">
            <text:p>---</text:p>
          </table:table-cell>
          <table:table-cell office:value-type="string">
            <text:p>fr. 1760</text:p>
          </table:table-cell>
          <table:table-cell office:value-type="string">
            <text:p>center</text:p>
          </table:table-cell>
          <table:table-cell office:value-type="string">
            <text:p>tracking slips off of the animal. Redo kine?</text:p>
          </table:table-cell>
          <table:table-cell table:style-name="ce5" office:value-type="string">
            <text:p>non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1120">
            <text:p>20131120</text:p>
          </table:table-cell>
          <table:table-cell office:value-type="string">
            <text:p>S0001</text:p>
          </table:table-cell>
          <table:table-cell office:value-type="string">
            <text:p>Darren03/04</text:p>
          </table:table-cell>
          <table:table-cell office:value-type="float" office:value="20131118">
            <text:p>20131118</text:p>
          </table:table-cell>
          <table:table-cell office:value-type="string">
            <text:p>drum_rotation</text:p>
          </table:table-cell>
          <table:table-cell office:value-type="string">
            <text:p>fr. 214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1121">
            <text:p>20131121</text:p>
          </table:table-cell>
          <table:table-cell office:value-type="string">
            <text:p>S0001</text:p>
          </table:table-cell>
          <table:table-cell office:value-type="string">
            <text:p>Darren03/04</text:p>
          </table:table-cell>
          <table:table-cell office:value-type="float" office:value="20131118">
            <text:p>20131118</text:p>
          </table:table-cell>
          <table:table-cell office:value-type="string">
            <text:p>drum_rotation_REVERSE</text:p>
          </table:table-cell>
          <table:table-cell office:value-type="string">
            <text:p>fr. 28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131127">
            <text:p>20131127</text:p>
          </table:table-cell>
          <table:table-cell table:style-name="ce3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3" office:value-type="float" office:value="20131204">
            <text:p>20131204</text:p>
          </table:table-cell>
          <table:table-cell table:style-name="ce3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1205">
            <text:p>20131205</text:p>
          </table:table-cell>
          <table:table-cell office:value-type="string">
            <text:p>S0001</text:p>
          </table:table-cell>
          <table:table-cell office:value-type="string">
            <text:p>Darren03/04</text:p>
          </table:table-cell>
          <table:table-cell office:value-type="float" office:value="20131201">
            <text:p>20131201</text:p>
          </table:table-cell>
          <table:table-cell office:value-type="string">
            <text:p>drum_rotation</text:p>
          </table:table-cell>
          <table:table-cell office:value-type="string">
            <text:p>fr. 3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131213">
            <text:p>20131213</text:p>
          </table:table-cell>
          <table:table-cell table:style-name="ce3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float" office:value="2">
            <text:p>2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 flight body models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1/17/2014</text:date>, <text:time>16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3-11-05T15:09:47</meta:creation-date>
    <meta:generator>OpenOffice.org/3.2$Linux OpenOffice.org_project/320m12$Build-9483</meta:generator>
    <dc:date>2014-01-17T16:14:00</dc:date>
    <dc:creator>matt </dc:creator>
    <meta:editing-duration>PT62H50M15S</meta:editing-duration>
    <meta:editing-cycles>36</meta:editing-cycles>
    <meta:document-statistic meta:table-count="3" meta:cell-count="176" meta:object-count="0"/>
  </office:meta>
</office:document-meta>
</file>